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T7" style:parent-style-name="Lienhypertexte" style:family="text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T13" style:parent-style-name="Policepardéfaut" style:family="text">
      <style:text-properties fo:language="en" fo:country="US"/>
    </style:style>
    <style:style style:name="T14" style:parent-style-name="Policepardéfaut" style:family="text">
      <style:text-properties fo:language="en" fo:country="US"/>
    </style:style>
    <style:style style:name="T15" style:parent-style-name="Policepardéfaut" style:family="text">
      <style:text-properties fo:language="en" fo:country="US"/>
    </style:style>
    <style:style style:name="T16" style:parent-style-name="Policepardéfaut" style:family="text">
      <style:text-properties fo:language="en" fo:country="US"/>
    </style:style>
    <style:style style:name="T17" style:parent-style-name="Policepardéfaut" style:family="text">
      <style:text-properties fo:language="en" fo:country="US"/>
    </style:style>
    <style:style style:name="T18" style:parent-style-name="Policepardéfaut" style:family="text">
      <style:text-properties fo:language="en" fo:country="US"/>
    </style:style>
    <style:style style:name="T19" style:parent-style-name="Policepardéfaut" style:family="text">
      <style:text-properties fo:language="en" fo:country="US"/>
    </style:style>
    <style:style style:name="T20" style:parent-style-name="Policepardéfaut" style:family="text">
      <style:text-properties fo:language="en" fo:country="US"/>
    </style:style>
    <style:style style:name="T21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Rapport de séance du mardi 18/10/2022</text:p>
      <text:p text:style-name="Normal"/>
      <text:p text:style-name="P2">Goal of session: finding all the last component we need to order them</text:p>
      <text:p text:style-name="P3"/>
      <text:p text:style-name="P4">After an interview with Mr. Masson, we change a lot of component and finally order them.</text:p>
      <text:p text:style-name="P5"/>
      <text:p text:style-name="P6">We order a different motor:</text:p>
      <text:p text:style-name="Normal"><text:a xlink:href="https://www.gotronic.fr/art-motoreducteur-mfa-919d1481-11739.htm" office:target-frame-name="_top" xlink:show="replace"><text:span text:style-name="T7">https://www.gotronic.fr/art-motoreducteur-mfa-919d1481-11739.htm</text:span></text:a></text:p>
      <text:p text:style-name="P8">So I had to change the dimensions of the 3D models and adapt the connector.</text:p>
      <text:p text:style-name="P9"/>
      <text:p text:style-name="P10">I also found out how to make it,<text:s/>as the piece is going to support<text:s/>torsional stress, with a lot of torque for its size, resin printing would be the best<text:s/>way to make it.<text:s/></text:p>
      <text:p text:style-name="P11"/>
      <text:p text:style-name="P12">We decided not to put shock absorber on the wheels as each one got its own motor and can track<text:s/></text:p>
      <text:p text:style-name="Normal"><text:span text:style-name="T13">T</text:span><text:span text:style-name="T14">he direction of the<text:s/></text:span><text:span text:style-name="T15">front<text:s/></text:span><text:span text:style-name="T16">wheels</text:span><text:span text:style-name="T17"><text:s/>is going to be made by a servo-motor placed in the middle of the robot, and the drag is going to be moved at the end of the structure<text:s/></text:span><text:span text:style-name="T18">to take<text:s/></text:span><text:span text:style-name="T19">more<text:s/></text:span><text:span text:style-name="T20">advantage of the strength</text:span><text:span text:style-name="T21"><text:s/>of the motor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ugo Denis martin</meta:initial-creator>
    <dc:creator>Hugo Denis martin</dc:creator>
    <meta:creation-date>2022-10-14T06:16:00Z</meta:creation-date>
    <dc:date>2022-10-22T16:00:00Z</dc:date>
    <meta:template xlink:href="Normal" xlink:type="simple"/>
    <meta:editing-cycles>11</meta:editing-cycles>
    <meta:editing-duration>PT17220S</meta:editing-duration>
    <meta:document-statistic meta:page-count="1" meta:paragraph-count="1" meta:word-count="144" meta:character-count="939" meta:row-count="6" meta:non-whitespace-character-count="796"/>
  </office:meta>
</office:document-meta>
</file>